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Table_20_Contents">
      <style:text-properties fo:font-size="10.5pt" style:font-size-asian="10.5pt" style:font-size-complex="10.5pt"/>
    </style:style>
    <style:style style:name="P2" style:family="paragraph" style:parent-style-name="Table_20_Contents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2.4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library ieee;</text:p>
            <text:p text:style-name="P2">use ieee.std_logic_1164.all;</text:p>
            <text:p text:style-name="P2">entity sram_ctrl1 is</text:p>
            <text:p text:style-name="P2"><text:s text:c="3"/>port(</text:p>
            <text:p text:style-name="P2"><text:s text:c="6"/>clk, reset: in std_logic;</text:p>
            <text:p text:style-name="P2"><text:s text:c="6"/>mem: in std_logic;</text:p>
            <text:p text:style-name="P2"><text:s text:c="6"/>rw: in std_logic;</text:p>
            <text:p text:style-name="P2"><text:s text:c="6"/>addr: in std_logic_vector(19 downto 0);</text:p>
            <text:p text:style-name="P2"><text:s text:c="6"/>data_m2s: in std_logic;</text:p>
            <text:p text:style-name="P2"><text:s text:c="6"/>we, oe: out std_logic;</text:p>
            <text:p text:style-name="P2"><text:s text:c="6"/>ready: out std_logic;</text:p>
            <text:p text:style-name="P2"><text:s text:c="6"/>data_s2m: out std_logic;</text:p>
            <text:p text:style-name="P2"><text:s text:c="6"/>d: inout std_logic;</text:p>
            <text:p text:style-name="P2"><text:s text:c="6"/>ad: out std_logic_vector(19 downto 0)</text:p>
            <text:p text:style-name="P2"><text:s text:c="2"/>);</text:p>
            <text:p text:style-name="P2">end sram_ctrl1;</text:p>
            <text:p text:style-name="P2"></text:p>
            <text:p text:style-name="P2">architecture arch of sram_ctrl1 is</text:p>
            <text:p text:style-name="P2"><text:s text:c="3"/>type state_type is</text:p>
            <text:p text:style-name="P2"><text:s text:c="6"/>(idle, r1, r2, r3, w1, w2, w3, w4);</text:p>
            <text:p text:style-name="P2"><text:s text:c="3"/>signal state_reg, state_next: state_type;</text:p>
            <text:p text:style-name="P2"><text:s text:c="3"/>signal data_m2s_reg, data_m2s_next: std_logic;</text:p>
            <text:p text:style-name="P2"><text:s text:c="3"/>signal data_s2m_reg, data_s2m_next: std_logic;</text:p>
            <text:p text:style-name="P2"><text:s text:c="3"/>signal addr_reg, addr_next: std_logic_vector(19 downto 0);</text:p>
            <text:p text:style-name="P2"><text:s text:c="3"/>signal tri_en_buf, we_buf, oe_buf: std_logic;</text:p>
            <text:p text:style-name="P2"><text:s text:c="3"/>signal tri_en_reg, we_reg, oe_reg: std_logic;</text:p>
            <text:p text:style-name="P2">begin</text:p>
            <text:p text:style-name="P2"><text:s text:c="3"/>-- state &amp; data registers</text:p>
            <text:p text:style-name="P2"><text:s text:c="3"/>process(clk,reset)</text:p>
            <text:p text:style-name="P2"><text:s text:c="3"/>begin</text:p>
            <text:p text:style-name="P2"><text:s text:c="6"/>if (reset='1') then</text:p>
            <text:p text:style-name="P2"><text:s text:c="9"/>state_reg &lt;= idle;</text:p>
            <text:p text:style-name="P2"><text:s text:c="9"/>addr_reg &lt;= (others=&gt;'0');</text:p>
            <text:p text:style-name="P2"><text:s text:c="9"/>data_m2s_reg &lt;= '0';</text:p>
            <text:p text:style-name="P2"><text:s text:c="9"/>data_s2m_reg &lt;= '0';</text:p>
            <text:p text:style-name="P2"><text:s text:c="9"/>tri_en_reg &lt;= '0';</text:p>
            <text:p text:style-name="P2"><text:s text:c="9"/>we_reg &lt;= '1';</text:p>
            <text:p text:style-name="P2"><text:s text:c="9"/>oe_reg &lt;='1';</text:p>
            <text:p text:style-name="P2"><text:s text:c="6"/>elsif (clk'event and clk='1') then</text:p>
            <text:p text:style-name="P2"><text:s text:c="9"/>state_reg &lt;= state_next;</text:p>
            <text:p text:style-name="P2"><text:s text:c="9"/>addr_reg &lt;= addr_next;</text:p>
            <text:p text:style-name="P2"><text:s text:c="9"/>data_m2s_reg &lt;= data_m2s_next;</text:p>
            <text:p text:style-name="P2"><text:s text:c="9"/>data_s2m_reg &lt;= data_s2m_next;</text:p>
            <text:p text:style-name="P2"><text:s text:c="9"/>tri_en_reg &lt;= tri_en_buf;</text:p>
            <text:p text:style-name="P2"><text:s text:c="9"/>we_reg &lt;= we_buf;</text:p>
            <text:p text:style-name="P2"><text:s text:c="9"/>oe_reg &lt;= oe_buf;</text:p>
            <text:p text:style-name="P2"><text:s text:c="6"/>end if;</text:p>
            <text:p text:style-name="P2"><text:s text:c="3"/>end process;</text:p>
            <text:p text:style-name="P2"><text:s text:c="3"/>-- next-state logic &amp; data path functional units/routing</text:p>
            <text:p text:style-name="P2"><text:s text:c="3"/>process(state_reg,mem,rw,d,addr,data_m2s,</text:p>
            <text:p text:style-name="P2"><text:s text:c="11"/>data_m2s_reg,data_s2m_reg,addr_reg)</text:p>
            <text:p text:style-name="P2"><text:s text:c="3"/>begin</text:p>
            <text:p text:style-name="P2"><text:s text:c="6"/>addr_next &lt;= addr_reg;</text:p>
            <text:p text:style-name="P2"><text:s text:c="6"/>data_m2s_next &lt;= data_m2s_reg;</text:p>
            <text:p text:style-name="P2"><text:s text:c="6"/>data_s2m_next &lt;= data_s2m_reg;</text:p>
            <text:p text:style-name="P2"><text:s text:c="6"/>ready &lt;= '0';</text:p>
            <text:p text:style-name="P2"><text:s text:c="6"/>case state_reg is</text:p>
            <text:p text:style-name="P2"><text:s text:c="9"/>when idle =&gt;</text:p>
            <text:p text:style-name="P2"><text:s text:c="12"/>if mem='0' then</text:p>
            <text:p text:style-name="P2"><text:s text:c="15"/>state_next &lt;= idle;</text:p>
            <text:p text:style-name="P2"><text:s text:c="12"/>else</text:p>
            <text:p text:style-name="P2"><text:s text:c="15"/>if rw='0' then --write</text:p>
            <text:p text:style-name="P2"><text:s text:c="18"/>state_next &lt;= w1;</text:p>
            <text:p text:style-name="P2"><text:soft-page-break/><text:s text:c="18"/>addr_next &lt;= addr;</text:p>
            <text:p text:style-name="P2"><text:s text:c="18"/>data_m2s_next &lt;= data_m2s;</text:p>
            <text:p text:style-name="P2"><text:s text:c="15"/>else -- read</text:p>
            <text:p text:style-name="P2"><text:s text:c="18"/>state_next &lt;= r1;</text:p>
            <text:p text:style-name="P2"><text:s text:c="18"/>addr_next &lt;= addr;</text:p>
            <text:p text:style-name="P2"><text:s text:c="15"/>end if;</text:p>
            <text:p text:style-name="P2"><text:s text:c="12"/>end if;</text:p>
            <text:p text:style-name="P2"><text:s text:c="12"/>ready &lt;= '1';</text:p>
            <text:p text:style-name="P2"><text:s text:c="9"/>when w1 =&gt;</text:p>
            <text:p text:style-name="P2"><text:s text:c="12"/>state_next &lt;= w2;</text:p>
            <text:p text:style-name="P2"><text:s text:c="9"/>when w2 =&gt;</text:p>
            <text:p text:style-name="P2"><text:s text:c="12"/>state_next &lt;= w3;</text:p>
            <text:p text:style-name="P2"><text:s text:c="9"/>when w3 =&gt;</text:p>
            <text:p text:style-name="P2"><text:s text:c="12"/>state_next &lt;= w4;</text:p>
            <text:p text:style-name="P2"><text:s text:c="9"/>when w4 =&gt;</text:p>
            <text:p text:style-name="P2"><text:s text:c="12"/>state_next &lt;= idle;</text:p>
            <text:p text:style-name="P2"><text:s text:c="9"/>when r1 =&gt;</text:p>
            <text:p text:style-name="P2"><text:s text:c="12"/>state_next &lt;= r2;</text:p>
            <text:p text:style-name="P2"><text:s text:c="9"/>when r2 =&gt;</text:p>
            <text:p text:style-name="P2"><text:s text:c="12"/>state_next &lt;= r3;</text:p>
            <text:p text:style-name="P2"><text:s text:c="9"/>when r3 =&gt;</text:p>
            <text:p text:style-name="P2"><text:s text:c="12"/>state_next &lt;= r4;</text:p>
            <text:p text:style-name="P2"><text:s text:c="12"/>data_s2m_next &lt;= d;</text:p>
            <text:p text:style-name="P2"><text:s text:c="6"/>end case;</text:p>
            <text:p text:style-name="P2"><text:s text:c="3"/>end process;</text:p>
            <text:p text:style-name="P2"><text:s text:c="3"/>-- look-ahead output logic</text:p>
            <text:p text:style-name="P2"><text:s text:c="3"/>process(state_next)</text:p>
            <text:p text:style-name="P2"><text:s text:c="3"/>begin</text:p>
            <text:p text:style-name="P2"><text:s text:c="6"/>tri_en_buf &lt;='0';</text:p>
            <text:p text:style-name="P2"><text:s text:c="6"/>oe_buf &lt;= '1';</text:p>
            <text:p text:style-name="P2"><text:s text:c="6"/>we_buf&lt;= '1';</text:p>
            <text:p text:style-name="P2"><text:s text:c="6"/>case state_next is</text:p>
            <text:p text:style-name="P2"><text:s text:c="9"/>when idle =&gt;</text:p>
            <text:p text:style-name="P2"><text:s text:c="9"/>when w1 =&gt;</text:p>
            <text:p text:style-name="P2"><text:s text:c="9"/>when w2 =&gt;</text:p>
            <text:p text:style-name="P2"><text:s text:c="12"/>we_buf &lt;= '0';</text:p>
            <text:p text:style-name="P2"><text:s text:c="12"/>tri_en_buf &lt;= '1';</text:p>
            <text:p text:style-name="P2"><text:s text:c="9"/>when w3 =&gt;</text:p>
            <text:p text:style-name="P2"><text:s text:c="12"/>we_buf &lt;= '0';</text:p>
            <text:p text:style-name="P2"><text:s text:c="12"/>tri_en_buf &lt;= '1';</text:p>
            <text:p text:style-name="P2"><text:s text:c="9"/>when w4 =&gt;</text:p>
            <text:p text:style-name="P2"><text:s text:c="12"/>tri_en_buf &lt;= '1';</text:p>
            <text:p text:style-name="P2"><text:s text:c="9"/>when r1 =&gt;</text:p>
            <text:p text:style-name="P2"><text:s text:c="12"/>oe_buf &lt;= '0';</text:p>
            <text:p text:style-name="P2"><text:s text:c="9"/>when r2 =&gt;</text:p>
            <text:p text:style-name="P2"><text:s text:c="12"/>oe_buf &lt;= '0';</text:p>
            <text:p text:style-name="P2"><text:s text:c="9"/>when r3 =&gt;</text:p>
            <text:p text:style-name="P2"><text:s text:c="12"/>oe_buf &lt;= '0';</text:p>
            <text:p text:style-name="P2"><text:s text:c="6"/>end case;</text:p>
            <text:p text:style-name="P2"><text:s text:c="3"/>end process;</text:p>
            <text:p text:style-name="P2"><text:s text:c="3"/>-- <text:s/>output</text:p>
            <text:p text:style-name="P2"><text:s text:c="3"/>we &lt;= we_reg;</text:p>
            <text:p text:style-name="P2"><text:s text:c="3"/>oe &lt;= oe_reg;</text:p>
            <text:p text:style-name="P2"><text:s text:c="3"/>ad &lt;= addr_reg;</text:p>
            <text:p text:style-name="P2"><text:s text:c="3"/>d &lt;= data_m2s_reg when tri_en_reg ='1' else 'Z';</text:p>
            <text:p text:style-name="P2"><text:s text:c="3"/>data_s2m &lt;= data_s2m_reg;</text:p>
            <text:p text:style-name="P2">end arch;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2.5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library ieee;</text:p>
            <text:p text:style-name="P1">use ieee.std_logic_1164.all;</text:p>
            <text:p text:style-name="P1">entity sram_ctrl2 is</text:p>
            <text:p text:style-name="P1"><text:s text:c="3"/>port(</text:p>
            <text:p text:style-name="P1"><text:s text:c="6"/>clk, reset: in std_logic;</text:p>
            <text:p text:style-name="P1"><text:s text:c="6"/>mem: in std_logic;</text:p>
            <text:p text:style-name="P1"><text:s text:c="6"/>rw: in std_logic;</text:p>
            <text:p text:style-name="P1"><text:s text:c="6"/>addr: in std_logic_vector(19 downto 0);</text:p>
            <text:p text:style-name="P1"><text:s text:c="6"/>data_m2s: in std_logic;</text:p>
            <text:p text:style-name="P1"><text:s text:c="6"/>we, oe: out std_logic;</text:p>
            <text:p text:style-name="P1"><text:s text:c="6"/>ready: out std_logic;</text:p>
            <text:p text:style-name="P1"><text:s text:c="6"/>data_s2m: out std_logic;</text:p>
            <text:p text:style-name="P1"><text:s text:c="6"/>d: inout std_logic;</text:p>
            <text:p text:style-name="P1"><text:s text:c="6"/>ad: out std_logic_vector(19 downto 0)</text:p>
            <text:p text:style-name="P1"><text:s text:c="2"/>);</text:p>
            <text:p text:style-name="P1">end sram_ctrl2;</text:p>
            <text:p text:style-name="P1"></text:p>
            <text:p text:style-name="P1">architecture arch of sram_ctrl2 is</text:p>
            <text:p text:style-name="P1"><text:s text:c="3"/>type state_type is</text:p>
            <text:p text:style-name="P1"><text:s text:c="6"/>(idle, r1, r2, r3, r4, r5, r6, r7, r8, w1, w2, w3, w4, w5, w6, w7, w8);</text:p>
            <text:p text:style-name="P1"><text:s text:c="3"/>signal state_reg, state_next: state_type;</text:p>
            <text:p text:style-name="P1"><text:s text:c="3"/>signal data_m2s_reg, data_m2s_next: std_logic;</text:p>
            <text:p text:style-name="P1"><text:s text:c="3"/>signal data_s2m_reg, data_s2m_next: std_logic;</text:p>
            <text:p text:style-name="P1"><text:s text:c="3"/>signal addr_reg, addr_next: std_logic_vector(19 downto 0);</text:p>
            <text:p text:style-name="P1"><text:s text:c="3"/>signal tri_en_buf, we_buf, oe_buf: std_logic;</text:p>
            <text:p text:style-name="P1"><text:s text:c="3"/>signal tri_en_reg, we_reg, oe_reg: std_logic;</text:p>
            <text:p text:style-name="P1">begin</text:p>
            <text:p text:style-name="P1"><text:s text:c="3"/>-- state &amp; data registers</text:p>
            <text:p text:style-name="P1"><text:s text:c="3"/>process(clk,reset)</text:p>
            <text:p text:style-name="P1"><text:s text:c="3"/>begin</text:p>
            <text:p text:style-name="P1"><text:s text:c="6"/>if (reset='1') then</text:p>
            <text:p text:style-name="P1"><text:s text:c="9"/>state_reg &lt;= idle;</text:p>
            <text:p text:style-name="P1"><text:s text:c="9"/>addr_reg &lt;= (others=&gt;'0');</text:p>
            <text:p text:style-name="P1"><text:s text:c="9"/>data_m2s_reg &lt;= '0';</text:p>
            <text:p text:style-name="P1"><text:s text:c="9"/>data_s2m_reg &lt;= '0';</text:p>
            <text:p text:style-name="P1"><text:s text:c="9"/>tri_en_reg &lt;= '0';</text:p>
            <text:p text:style-name="P1"><text:s text:c="9"/>we_reg &lt;= '1';</text:p>
            <text:p text:style-name="P1"><text:s text:c="9"/>oe_reg &lt;='1';</text:p>
            <text:p text:style-name="P1"><text:s text:c="6"/>elsif (clk'event and clk='1') then</text:p>
            <text:p text:style-name="P1"><text:s text:c="9"/>state_reg &lt;= state_next;</text:p>
            <text:p text:style-name="P1"><text:s text:c="9"/>addr_reg &lt;= addr_next;</text:p>
            <text:p text:style-name="P1"><text:s text:c="9"/>data_m2s_reg &lt;= data_m2s_next;</text:p>
            <text:p text:style-name="P1"><text:s text:c="9"/>data_s2m_reg &lt;= data_s2m_next;</text:p>
            <text:p text:style-name="P1"><text:s text:c="9"/>tri_en_reg &lt;= tri_en_buf;</text:p>
            <text:p text:style-name="P1"><text:s text:c="9"/>we_reg &lt;= we_buf;</text:p>
            <text:p text:style-name="P1"><text:s text:c="9"/>oe_reg &lt;= oe_buf;</text:p>
            <text:p text:style-name="P1"><text:s text:c="6"/>end if;</text:p>
            <text:p text:style-name="P1"><text:s text:c="3"/>end process;</text:p>
            <text:p text:style-name="P1"><text:s text:c="3"/>-- next-state logic &amp; data path functional units/routing</text:p>
            <text:p text:style-name="P1"><text:s text:c="3"/>process(state_reg,mem,rw,d,addr,data_m2s,</text:p>
            <text:p text:style-name="P1"><text:s text:c="11"/>data_m2s_reg,data_s2m_reg,addr_reg)</text:p>
            <text:p text:style-name="P1"><text:s text:c="3"/>begin</text:p>
            <text:p text:style-name="P1"><text:s text:c="6"/>addr_next &lt;= addr_reg;</text:p>
            <text:p text:style-name="P1"><text:s text:c="6"/>data_m2s_next &lt;= data_m2s_reg;</text:p>
            <text:p text:style-name="P1"><text:soft-page-break/><text:s text:c="6"/>data_s2m_next &lt;= data_s2m_reg;</text:p>
            <text:p text:style-name="P1"><text:s text:c="6"/>ready &lt;= '0';</text:p>
            <text:p text:style-name="P1"><text:s text:c="6"/>case state_reg is</text:p>
            <text:p text:style-name="P1"><text:s text:c="9"/>when idle =&gt;</text:p>
            <text:p text:style-name="P1"><text:s text:c="12"/>if mem='0' then</text:p>
            <text:p text:style-name="P1"><text:s text:c="15"/>state_next &lt;= idle;</text:p>
            <text:p text:style-name="P1"><text:s text:c="12"/>else</text:p>
            <text:p text:style-name="P1"><text:s text:c="15"/>if rw='0' then --write</text:p>
            <text:p text:style-name="P1"><text:s text:c="18"/>state_next &lt;= w1;</text:p>
            <text:p text:style-name="P1"><text:s text:c="18"/>addr_next &lt;= addr;</text:p>
            <text:p text:style-name="P1"><text:s text:c="18"/>data_m2s_next &lt;= data_m2s;</text:p>
            <text:p text:style-name="P1"><text:s text:c="15"/>else -- read</text:p>
            <text:p text:style-name="P1"><text:s text:c="18"/>state_next &lt;= r1;</text:p>
            <text:p text:style-name="P1"><text:s text:c="18"/>addr_next &lt;= addr;</text:p>
            <text:p text:style-name="P1"><text:s text:c="15"/>end if;</text:p>
            <text:p text:style-name="P1"><text:s text:c="12"/>end if;</text:p>
            <text:p text:style-name="P1"><text:s text:c="12"/>ready &lt;= '1';</text:p>
            <text:p text:style-name="P1"><text:s text:c="9"/>when w1 =&gt;</text:p>
            <text:p text:style-name="P1"><text:s text:c="12"/>state_next &lt;= w2;</text:p>
            <text:p text:style-name="P1"><text:s text:c="9"/>when w2 =&gt;</text:p>
            <text:p text:style-name="P1"><text:s text:c="12"/>state_next &lt;= w3;</text:p>
            <text:p text:style-name="P1"><text:s text:c="9"/>when w3 =&gt;</text:p>
            <text:p text:style-name="P1"><text:s text:c="12"/>state_next &lt;= w4;</text:p>
            <text:p text:style-name="P1"><text:s text:c="9"/>when w4 =&gt;</text:p>
            <text:p text:style-name="P1"><text:s text:c="12"/>state_next &lt;= w5;</text:p>
            <text:p text:style-name="P1"><text:s text:c="9"/>when w5 =&gt;</text:p>
            <text:p text:style-name="P1"><text:s text:c="12"/>state_next &lt;= w6;</text:p>
            <text:p text:style-name="P1"><text:s text:c="9"/>when w6 =&gt;</text:p>
            <text:p text:style-name="P1"><text:s text:c="12"/>state_next &lt;= w7;</text:p>
            <text:p text:style-name="P1"><text:s text:c="9"/>when w7 =&gt;</text:p>
            <text:p text:style-name="P1"><text:s text:c="12"/>state_next &lt;= w8;</text:p>
            <text:p text:style-name="P1"><text:s text:c="9"/>when w8 =&gt;</text:p>
            <text:p text:style-name="P1"><text:s text:c="12"/>state_next &lt;= idle;</text:p>
            <text:p text:style-name="P1"><text:s text:c="9"/>when r1 =&gt;</text:p>
            <text:p text:style-name="P1"><text:s text:c="12"/>state_next &lt;= r2;</text:p>
            <text:p text:style-name="P1"><text:s text:c="9"/>when r2 =&gt;</text:p>
            <text:p text:style-name="P1"><text:s text:c="12"/>state_next &lt;= r3;</text:p>
            <text:p text:style-name="P1"><text:s text:c="9"/>when r3 =&gt;</text:p>
            <text:p text:style-name="P1"><text:s text:c="12"/>state_next &lt;= r4;</text:p>
            <text:p text:style-name="P1"><text:s text:c="9"/>when r4 =&gt;</text:p>
            <text:p text:style-name="P1"><text:s text:c="12"/>state_next &lt;= r5;</text:p>
            <text:p text:style-name="P1"><text:s text:c="9"/>when r5 =&gt;</text:p>
            <text:p text:style-name="P1"><text:s text:c="12"/>state_next &lt;= r6;</text:p>
            <text:p text:style-name="P1"><text:s text:c="9"/>when r6 =&gt;</text:p>
            <text:p text:style-name="P1"><text:s text:c="12"/>state_next &lt;= r7;</text:p>
            <text:p text:style-name="P1"><text:s text:c="9"/>when r7 =&gt;</text:p>
            <text:p text:style-name="P1"><text:s text:c="12"/>state_next &lt;= r8;</text:p>
            <text:p text:style-name="P1"><text:s text:c="9"/>when r8 =&gt;</text:p>
            <text:p text:style-name="P1"><text:s text:c="12"/>state_next &lt;= idle;</text:p>
            <text:p text:style-name="P1"><text:s text:c="12"/>data_s2m_next &lt;= d;</text:p>
            <text:p text:style-name="P1"><text:s text:c="6"/>end case;</text:p>
            <text:p text:style-name="P1"><text:s text:c="3"/>end process;</text:p>
            <text:p text:style-name="P1"><text:s text:c="3"/>-- look-ahead output logic</text:p>
            <text:p text:style-name="P1"><text:s text:c="3"/>process(state_next)</text:p>
            <text:p text:style-name="P1"><text:s text:c="3"/>begin</text:p>
            <text:p text:style-name="P1"><text:soft-page-break/><text:s text:c="6"/>tri_en_buf &lt;='0';</text:p>
            <text:p text:style-name="P1"><text:s text:c="6"/>oe_buf &lt;= '1';</text:p>
            <text:p text:style-name="P1"><text:s text:c="6"/>we_buf&lt;= '1';</text:p>
            <text:p text:style-name="P1"><text:s text:c="6"/>case state_next is</text:p>
            <text:p text:style-name="P1"><text:s text:c="9"/>when idle =&gt;</text:p>
            <text:p text:style-name="P1"><text:s text:c="9"/>when w1 =&gt;</text:p>
            <text:p text:style-name="P1"><text:s text:c="9"/>when w2 =&gt;</text:p>
            <text:p text:style-name="P1"><text:s text:c="9"/>when w3 =&gt;</text:p>
            <text:p text:style-name="P1"><text:s text:c="12"/>we_buf &lt;= '0';</text:p>
            <text:p text:style-name="P1"><text:s text:c="12"/>tri_en_buf &lt;= '1';</text:p>
            <text:p text:style-name="P1"><text:s text:c="9"/>when w4 =&gt;</text:p>
            <text:p text:style-name="P1"><text:s text:c="12"/>we_buf &lt;= '0';</text:p>
            <text:p text:style-name="P1"><text:s text:c="12"/>tri_en_buf &lt;= '1';</text:p>
            <text:p text:style-name="P1"><text:s text:c="9"/>when w5 =&gt;</text:p>
            <text:p text:style-name="P1"><text:s text:c="12"/>we_buf &lt;= '0';</text:p>
            <text:p text:style-name="P1"><text:s text:c="12"/>tri_en_buf &lt;= '1';</text:p>
            <text:p text:style-name="P1"><text:s text:c="9"/>when w6 =&gt;</text:p>
            <text:p text:style-name="P1"><text:s text:c="12"/>we_buf &lt;= '0';</text:p>
            <text:p text:style-name="P1"><text:s text:c="12"/>tri_en_buf &lt;= '1';</text:p>
            <text:p text:style-name="P1"><text:s text:c="9"/>when w7 =&gt;</text:p>
            <text:p text:style-name="P1"><text:s text:c="12"/>we_buf &lt;= '0';</text:p>
            <text:p text:style-name="P1"><text:s text:c="12"/>tri_en_buf &lt;= '1';<text:tab/></text:p>
            <text:p text:style-name="P1"><text:s text:c="9"/>when w8 =&gt;</text:p>
            <text:p text:style-name="P1"><text:s text:c="12"/>tri_en_buf &lt;= '1';</text:p>
            <text:p text:style-name="P1"><text:s text:c="9"/>when r1 =&gt;</text:p>
            <text:p text:style-name="P1"><text:s text:c="12"/>oe_buf &lt;= '0';</text:p>
            <text:p text:style-name="P1"><text:s text:c="9"/>when r2 =&gt;</text:p>
            <text:p text:style-name="P1"><text:s text:c="12"/>oe_buf &lt;= '0';</text:p>
            <text:p text:style-name="P1"><text:s text:c="9"/>when r3 =&gt;</text:p>
            <text:p text:style-name="P1"><text:s text:c="12"/>oe_buf &lt;= '0';</text:p>
            <text:p text:style-name="P1"><text:s text:c="9"/>when r4 =&gt;</text:p>
            <text:p text:style-name="P1"><text:s text:c="12"/>oe_buf &lt;= '0';</text:p>
            <text:p text:style-name="P1"><text:s text:c="9"/>when r5 =&gt;</text:p>
            <text:p text:style-name="P1"><text:s text:c="12"/>oe_buf &lt;= '0';</text:p>
            <text:p text:style-name="P1"><text:s text:c="9"/>when r6 =&gt;</text:p>
            <text:p text:style-name="P1"><text:s text:c="12"/>oe_buf &lt;= '0';</text:p>
            <text:p text:style-name="P1"><text:s text:c="9"/>when r7 =&gt;</text:p>
            <text:p text:style-name="P1"><text:s text:c="12"/>oe_buf &lt;= '0';</text:p>
            <text:p text:style-name="P1"><text:s text:c="9"/>when r8 =&gt;</text:p>
            <text:p text:style-name="P1"><text:s text:c="12"/>oe_buf &lt;= '0';<text:tab/><text:tab/></text:p>
            <text:p text:style-name="P1"><text:s text:c="6"/>end case;</text:p>
            <text:p text:style-name="P1"><text:s text:c="3"/>end process;</text:p>
            <text:p text:style-name="P1"><text:s text:c="3"/>-- <text:s/>output</text:p>
            <text:p text:style-name="P1"><text:s text:c="3"/>we &lt;= we_reg;</text:p>
            <text:p text:style-name="P1"><text:s text:c="3"/>oe &lt;= oe_reg;</text:p>
            <text:p text:style-name="P1"><text:s text:c="3"/>ad &lt;= addr_reg;</text:p>
            <text:p text:style-name="P1"><text:s text:c="3"/>d &lt;= data_m2s_reg when tri_en_reg ='1' else 'Z';</text:p>
            <text:p text:style-name="P1"><text:s text:c="3"/>data_s2m &lt;= data_s2m_reg;</text:p>
            <text:p text:style-name="P1">end arch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4-03-17T21:21:34</meta:creation-date>
    <dc:date>2014-03-17T21:24:13</dc:date>
    <dc:creator>Jae Lee</dc:creator>
    <meta:editing-duration>P0D</meta:editing-duration>
    <meta:editing-cycles>1</meta:editing-cycles>
    <meta:document-statistic meta:table-count="2" meta:image-count="0" meta:object-count="0" meta:page-count="5" meta:paragraph-count="280" meta:word-count="843" meta:character-count="7576" meta:non-whitespace-character-count="4528"/>
    <meta:generator>LibreOffice/3.5$Linux_X86_64 LibreOffice_project/235ab8a-3802056-4a8fed3-2d66ea8-e241b80</meta:generator>
  </office:meta>
</office:document-meta>
</file>